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sejos de <text:span text:style-name="T2">A.B.:</text:span></text:p>
      <text:p text:style-name="Standard"/>
      <text:list xml:id="list461879134" text:style-name="L1">
        <text:list-item>
          <text:p text:style-name="P1">largar con SERVOSISTEMAS</text:p>
        </text:list-item>
      </text:list>
      <text:list xml:id="list1566545113" text:style-name="L2">
        <text:list-item>
          <text:p text:style-name="P2">las matrices de O Y C son muy importantes</text:p>
        </text:list-item>
        <text:list-item>
          <text:p text:style-name="P2">seguramnete Fabricio tiene el audio</text:p>
        </text:list-item>
        <text:list-item>
          <text:p text:style-name="P2">lo único que me gustó del Kuo es la parte de Margen de Fase y ganancia que está explicado lindo ahí</text:p>
        </text:list-item>
        <text:list-item>
          <text:p text:style-name="P2">NO suelen salir modelos</text:p>
        </text:list-item>
        <text:list-item>
          <text:p text:style-name="P2">examen práctico</text:p>
        </text:list-item>
        <text:list-item>
          <text:p text:style-name="P2">octave! <text:bookmark text:name=":1qj"/>para trazar los lugares de raíces y <text:bookmark text:name=":1s2"/>para resolución de espacios de estado rlocus(C(s)/G(s));</text:p>
        </text:list-item>
      </text:list>
      <text:p text:style-name="Standard"/>
      <text:p text:style-name="Standard"/>
      <text:p text:style-name="Standard">Del tema control, te estoy pasando dos finales. Dentro de eso se basa todo. También tengo entendido que está repitiendo bastante los exámenes de los últimos turnos, o al menos, para que no suene tan grotesco, están saliendo temas similares. Así que valdría la pena conseguirse algo de lo último.<text:line-break/><text:line-break/>Temas que hay que saber:<text:line-break/><text:span text:style-name="T1">Variables de estado</text:span> (como la palma de la mano. un tema que vale la pena leer bien es lo de servosistemas del ogata. Toma ejercicios de ese estilo. Matriz de observabilidad y controlabilidad y todas esas hierbas).<text:line-break/><text:span text:style-name="T1">Compensadores</text:span> (eje del examen, quizás. Hay que usar distintos métodos para compensar, así que hay que tenerlos muy presentes)<text:line-break/><text:span text:style-name="T1">Bode</text:span> y Nyquist (sobre todo, BODE. margen de fase y ganancia, ubicar compensadores por el método de la respuesta en frec)<text:line-break/><text:span text:style-name="T1">Respuestas dinámica y de estado estacionario</text:span> (saber qué tipo de sistemas o qué compensadores o qué elementos modifican la dinámica o la estabilidad de un sistema. Conceptual a full)<text:line-break/><text:span text:style-name="T1">Errores</text:span> de estado estacionario (por supuesto, saber los tipos de sistemas, 0, 1, 2 y cómo se comportan ante los estímulos)<text:line-break/><text:span text:style-name="T1">Diagramas</text:span> de bloques, y álgebra de bloques, y eso. Es importante, por ejemplo, saber dónde colocar una ganancia o un cierto bloque dentro del lazo de realimentación o compensación (hay uno de los tipos de servosistemas -compensación con variables de estado- donde es patente eso) para mejorar características del sistema.<text:line-break/><text:line-break/>En líneas generales, la parte de matrices hay que tenerla fresca (nada fuera de lo que uno practica haciendo los ejercicios de variables de estado), y lo interesante es que Picco da mucho en base al OGATA. Los temas tienen un enfoque muy parecido al de la cátedra en ese libro. Casi como para leer de corrido! Así que si no lo tenés en papel o en pdf, avisame. (No te lo mando directamente porque pesa bastante el pdf, 39MB)<text:line-break/><text:line-break/>Bueno, espero que esté todo bien che. Contame lo que pueda hacer falta o con lo que pueda ayudar.<text:line-break/>Un abrazo.<text:line-break/><text:line-break/><text:line-break/>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7T15:47:49</meta:creation-date>
    <meta:generator>LibreOffice/3.5$Linux_X86_64 LibreOffice_project/350m1$Build-403</meta:generator>
    <dc:date>2013-03-20T08:26:27</dc:date>
    <meta:editing-duration>PT16M52S</meta:editing-duration>
    <meta:editing-cycles>5</meta:editing-cycles>
    <meta:document-statistic meta:table-count="0" meta:image-count="0" meta:object-count="0" meta:page-count="1" meta:paragraph-count="9" meta:word-count="403" meta:character-count="2311" meta:non-whitespace-character-count="1918"/>
  </office:meta>
</office:document-meta>
</file>